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applicant</text:h>
      <text:h text:outline-level="2" text:style-name="Heading_2" text:is-list-header="true">Table structure for table android</text:h>
      <table:table table:name="android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user (user_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1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2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3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4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android</text:h>
      <table:table table:name="android_structure">
        <table:table-column table:number-columns-repeated="5"/>
        <table:table-row>
          <table:table-cell office:value-type="string">
            <text:p>user_id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fdsfdsfds</text:p>
          </table:table-cell>
          <table:table-cell office:value-type="string">
            <text:p>dsfdsfdsfds</text:p>
          </table:table-cell>
          <table:table-cell office:value-type="string">
            <text:p>dsfdsfdsfds</text:p>
          </table:table-cell>
          <table:table-cell office:value-type="string">
            <text:p>dsfdsfds</text:p>
          </table:table-cell>
        </table:table-row>
      </table:table>
      <text:h text:outline-level="2" text:style-name="Heading_2" text:is-list-header="true">Table structure for table hr</text:h>
      <table:table table:name="h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user (user_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1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2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3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4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hr</text:h>
      <table:table table:name="hr_structure">
        <table:table-column table:number-columns-repeated="5"/>
        <table:table-row>
          <table:table-cell office:value-type="string">
            <text:p>user_id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</table:table-row>
      </table:table>
      <text:h text:outline-level="2" text:style-name="Heading_2" text:is-list-header="true">Table structure for table java</text:h>
      <table:table table:name="java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user (user_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1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2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3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4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java</text:h>
      <table:table table:name="java_structure">
        <table:table-column table:number-columns-repeated="5"/>
        <table:table-row>
          <table:table-cell office:value-type="string">
            <text:p>user_id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</table:table-row>
      </table:table>
      <text:h text:outline-level="2" text:style-name="Heading_2" text:is-list-header="true">Table structure for table media</text:h>
      <table:table table:name="media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user (user_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1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2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3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4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edia</text:h>
      <table:table table:name="media_structure">
        <table:table-column table:number-columns-repeated="5"/>
        <table:table-row>
          <table:table-cell office:value-type="string">
            <text:p>user_id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xzczxcxz</text:p>
          </table:table-cell>
          <table:table-cell office:value-type="string">
            <text:p>fdfdfdfdfd</text:p>
          </table:table-cell>
          <table:table-cell office:value-type="string">
            <text:p>wqwqwqw</text:p>
          </table:table-cell>
          <table:table-cell office:value-type="string">
            <text:p>qwqwqw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vdsfdsfds</text:p>
          </table:table-cell>
          <table:table-cell office:value-type="string">
            <text:p>dsfdsfds</text:p>
          </table:table-cell>
          <table:table-cell office:value-type="string">
            <text:p>dsfdsfds</text:p>
          </table:table-cell>
          <table:table-cell office:value-type="string">
            <text:p>dsfdsfds</text:p>
          </table:table-cell>
        </table:table-row>
      </table:table>
      <text:h text:outline-level="2" text:style-name="Heading_2" text:is-list-header="true">Table structure for table pr</text:h>
      <table:table table:name="p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user (user_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1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2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3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4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r</text:h>
      <table:table table:name="pr_structure">
        <table:table-column table:number-columns-repeated="5"/>
        <table:table-row>
          <table:table-cell office:value-type="string">
            <text:p>user_id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first answer</text:p>
          </table:table-cell>
          <table:table-cell office:value-type="string">
            <text:p>first answer</text:p>
          </table:table-cell>
          <table:table-cell office:value-type="string">
            <text:p>first answer</text:p>
          </table:table-cell>
          <table:table-cell office:value-type="string">
            <text:p>first answer</text:p>
          </table:table-cell>
        </table:table-row>
      </table:table>
      <text:h text:outline-level="2" text:style-name="Heading_2" text:is-list-header="true">Table structure for table python</text:h>
      <table:table table:name="python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user (user_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1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2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3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4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ython</text:h>
      <table:table table:name="python_structure">
        <table:table-column table:number-columns-repeated="5"/>
        <table:table-row>
          <table:table-cell office:value-type="string">
            <text:p>user_id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</table:table-row>
      </table:table>
      <text:h text:outline-level="2" text:style-name="Heading_2" text:is-list-header="true">Table structure for table social</text:h>
      <table:table table:name="social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user (user_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1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2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3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ocial</text:h>
      <table:table table:name="social_structure">
        <table:table-column table:number-columns-repeated="4"/>
        <table:table-row>
          <table:table-cell office:value-type="string">
            <text:p>user_id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jbnbnbnb</text:p>
          </table:table-cell>
          <table:table-cell office:value-type="string">
            <text:p>nbnbnbn</text:p>
          </table:table-cell>
          <table:table-cell office:value-type="string">
            <text:p>nbbnbnbnb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i love it </text:p>
          </table:table-cell>
          <table:table-cell office:value-type="string">
            <text:p>i don't know </text:p>
          </table:table-cell>
          <table:table-cell office:value-type="string">
            <text:p>itermediate</text:p>
          </table:table-cell>
        </table:table-row>
      </table:table>
      <text:h text:outline-level="2" text:style-name="Heading_2" text:is-list-header="true">Table structure for table user</text:h>
      <table:table table:name="use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st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t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</text:p>
          </table:table-cell>
          <table:table-cell office:value-type="string">
            <text:p>int(2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veristy</text:p>
          </table:table-cell>
          <table:table-cell office:value-type="string">
            <text:p>varchar(8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partmeant</text:p>
          </table:table-cell>
          <table:table-cell office:value-type="string">
            <text:p>varchar(8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year</text:p>
          </table:table-cell>
          <table:table-cell office:value-type="string">
            <text:p>int(4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bout</text:p>
          </table:table-cell>
          <table:table-cell office:value-type="string">
            <text:p>varchar(4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mitee_name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</text:h>
      <table:table table:name="user_structure">
        <table:table-column table:number-columns-repeated="10"/>
        <table:table-row>
          <table:table-cell office:value-type="string">
            <text:p>user_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office:value-type="string">
            <text:p>univeristy</text:p>
          </table:table-cell>
          <table:table-cell office:value-type="string">
            <text:p>departmeant</text:p>
          </table:table-cell>
          <table:table-cell office:value-type="string">
            <text:p>year</text:p>
          </table:table-cell>
          <table:table-cell office:value-type="string">
            <text:p>about</text:p>
          </table:table-cell>
          <table:table-cell office:value-type="string">
            <text:p>commitee_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mahmoud</text:p>
          </table:table-cell>
          <table:table-cell office:value-type="string">
            <text:p>samir</text:p>
          </table:table-cell>
          <table:table-cell office:value-type="string">
            <text:p>mahmoud3@gmail.com</text:p>
          </table:table-cell>
          <table:table-cell office:value-type="float" office:value="1270644863">
            <text:p>1270644863</text:p>
          </table:table-cell>
          <table:table-cell office:value-type="string">
            <text:p>computer science</text:p>
          </table:table-cell>
          <table:table-cell office:value-type="string">
            <text:p>$general</text:p>
          </table:table-cell>
          <table:table-cell office:value-type="float" office:value="1">
            <text:p>1</text:p>
          </table:table-cell>
          <table:table-cell office:value-type="string">
            <text:p>friends</text:p>
          </table:table-cell>
          <table:table-cell office:value-type="string">
            <text:p>h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ohamed</text:p>
          </table:table-cell>
          <table:table-cell office:value-type="string">
            <text:p>samir</text:p>
          </table:table-cell>
          <table:table-cell office:value-type="string">
            <text:p>mohamed5@yahoo.com</text:p>
          </table:table-cell>
          <table:table-cell office:value-type="float" office:value="1061005442">
            <text:p>1061005442</text:p>
          </table:table-cell>
          <table:table-cell office:value-type="string">
            <text:p>commerance</text:p>
          </table:table-cell>
          <table:table-cell office:value-type="string">
            <text:p>accountant</text:p>
          </table:table-cell>
          <table:table-cell office:value-type="float" office:value="1">
            <text:p>1</text:p>
          </table:table-cell>
          <table:table-cell office:value-type="string">
            <text:p>friends</text:p>
          </table:table-cell>
          <table:table-cell office:value-type="string">
            <text:p>social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mohamed</text:p>
          </table:table-cell>
          <table:table-cell office:value-type="string">
            <text:p>samir</text:p>
          </table:table-cell>
          <table:table-cell office:value-type="string">
            <text:p>mohamed5@yahoo.com</text:p>
          </table:table-cell>
          <table:table-cell office:value-type="float" office:value="1061005442">
            <text:p>1061005442</text:p>
          </table:table-cell>
          <table:table-cell office:value-type="string">
            <text:p>commerance</text:p>
          </table:table-cell>
          <table:table-cell office:value-type="string">
            <text:p>accountant</text:p>
          </table:table-cell>
          <table:table-cell office:value-type="float" office:value="1">
            <text:p>1</text:p>
          </table:table-cell>
          <table:table-cell office:value-type="string">
            <text:p>friends</text:p>
          </table:table-cell>
          <table:table-cell office:value-type="string">
            <text:p>social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khaled</text:p>
          </table:table-cell>
          <table:table-cell office:value-type="string">
            <text:p>mohamed</text:p>
          </table:table-cell>
          <table:table-cell office:value-type="string">
            <text:p>khaled9@hotmail.com</text:p>
          </table:table-cell>
          <table:table-cell office:value-type="float" office:value="1124769965">
            <text:p>1124769965</text:p>
          </table:table-cell>
          <table:table-cell office:value-type="string">
            <text:p>medicane</text:p>
          </table:table-cell>
          <table:table-cell office:value-type="string">
            <text:p>general</text:p>
          </table:table-cell>
          <table:table-cell office:value-type="float" office:value="3">
            <text:p>3</text:p>
          </table:table-cell>
          <table:table-cell office:value-type="string">
            <text:p>facebook</text:p>
          </table:table-cell>
          <table:table-cell office:value-type="string">
            <text:p>socia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mostafa</text:p>
          </table:table-cell>
          <table:table-cell office:value-type="string">
            <text:p>samir</text:p>
          </table:table-cell>
          <table:table-cell office:value-type="string">
            <text:p>mostafa15@gmail.com</text:p>
          </table:table-cell>
          <table:table-cell office:value-type="float" office:value="1065442139">
            <text:p>1065442139</text:p>
          </table:table-cell>
          <table:table-cell office:value-type="string">
            <text:p>banha</text:p>
          </table:table-cell>
          <table:table-cell office:value-type="string">
            <text:p>general</text:p>
          </table:table-cell>
          <table:table-cell office:value-type="float" office:value="1">
            <text:p>1</text:p>
          </table:table-cell>
          <table:table-cell office:value-type="string">
            <text:p>university</text:p>
          </table:table-cell>
          <table:table-cell office:value-type="string">
            <text:p>p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ostafa</text:p>
          </table:table-cell>
          <table:table-cell office:value-type="string">
            <text:p>samir</text:p>
          </table:table-cell>
          <table:table-cell office:value-type="string">
            <text:p>mostafa15@gmail.com</text:p>
          </table:table-cell>
          <table:table-cell office:value-type="float" office:value="1065442139">
            <text:p>1065442139</text:p>
          </table:table-cell>
          <table:table-cell office:value-type="string">
            <text:p>banha</text:p>
          </table:table-cell>
          <table:table-cell office:value-type="string">
            <text:p>general</text:p>
          </table:table-cell>
          <table:table-cell office:value-type="float" office:value="1">
            <text:p>1</text:p>
          </table:table-cell>
          <table:table-cell office:value-type="string">
            <text:p>university</text:p>
          </table:table-cell>
          <table:table-cell office:value-type="string">
            <text:p>p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mostafa</text:p>
          </table:table-cell>
          <table:table-cell office:value-type="string">
            <text:p>samir</text:p>
          </table:table-cell>
          <table:table-cell office:value-type="string">
            <text:p>mostafa15@gmail.com</text:p>
          </table:table-cell>
          <table:table-cell office:value-type="float" office:value="1065442139">
            <text:p>1065442139</text:p>
          </table:table-cell>
          <table:table-cell office:value-type="string">
            <text:p>banha</text:p>
          </table:table-cell>
          <table:table-cell office:value-type="string">
            <text:p>general</text:p>
          </table:table-cell>
          <table:table-cell office:value-type="float" office:value="1">
            <text:p>1</text:p>
          </table:table-cell>
          <table:table-cell office:value-type="string">
            <text:p>university</text:p>
          </table:table-cell>
          <table:table-cell office:value-type="string">
            <text:p>p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bdo</text:p>
          </table:table-cell>
          <table:table-cell office:value-type="string">
            <text:p>hashesh</text:p>
          </table:table-cell>
          <table:table-cell office:value-type="string">
            <text:p>abdo55@yahoo.com</text:p>
          </table:table-cell>
          <table:table-cell office:value-type="float" office:value="1270644863">
            <text:p>1270644863</text:p>
          </table:table-cell>
          <table:table-cell office:value-type="string">
            <text:p>computer science</text:p>
          </table:table-cell>
          <table:table-cell office:value-type="string">
            <text:p>cs</text:p>
          </table:table-cell>
          <table:table-cell office:value-type="float" office:value="2">
            <text:p>2</text:p>
          </table:table-cell>
          <table:table-cell office:value-type="string">
            <text:p>others</text:p>
          </table:table-cell>
          <table:table-cell office:value-type="string">
            <text:p>web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yahia</text:p>
          </table:table-cell>
          <table:table-cell office:value-type="string">
            <text:p>elsayed</text:p>
          </table:table-cell>
          <table:table-cell office:value-type="string">
            <text:p>yahia12@gmail.com</text:p>
          </table:table-cell>
          <table:table-cell office:value-type="float" office:value="1061005442">
            <text:p>1061005442</text:p>
          </table:table-cell>
          <table:table-cell office:value-type="string">
            <text:p>phlosiphy</text:p>
          </table:table-cell>
          <table:table-cell office:value-type="string">
            <text:p>general</text:p>
          </table:table-cell>
          <table:table-cell office:value-type="float" office:value="4">
            <text:p>4</text:p>
          </table:table-cell>
          <table:table-cell office:value-type="string">
            <text:p>others</text:p>
          </table:table-cell>
          <table:table-cell office:value-type="string">
            <text:p>web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fsdfdsfds</text:p>
          </table:table-cell>
          <table:table-cell office:value-type="string">
            <text:p>dsfgdsfds</text:p>
          </table:table-cell>
          <table:table-cell office:value-type="string">
            <text:p>fdgd@gmail.com</text:p>
          </table:table-cell>
          <table:table-cell office:value-type="float" office:value="1270644863">
            <text:p>1270644863</text:p>
          </table:table-cell>
          <table:table-cell office:value-type="string">
            <text:p>dsfds</text:p>
          </table:table-cell>
          <table:table-cell office:value-type="string">
            <text:p>dsfdsfsd</text:p>
          </table:table-cell>
          <table:table-cell office:value-type="float" office:value="1">
            <text:p>1</text:p>
          </table:table-cell>
          <table:table-cell office:value-type="string">
            <text:p>facebook</text:p>
          </table:table-cell>
          <table:table-cell office:value-type="string">
            <text:p>web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yyyyyyy</text:p>
          </table:table-cell>
          <table:table-cell office:value-type="string">
            <text:p>yyyyyyyyyyy</text:p>
          </table:table-cell>
          <table:table-cell office:value-type="string">
            <text:p>yyyyy@gmail.com</text:p>
          </table:table-cell>
          <table:table-cell office:value-type="float" office:value="1111111111">
            <text:p>1111111111</text:p>
          </table:table-cell>
          <table:table-cell office:value-type="string">
            <text:p>fddgfdgdf</text:p>
          </table:table-cell>
          <table:table-cell office:value-type="string">
            <text:p>ggggggg</text:p>
          </table:table-cell>
          <table:table-cell office:value-type="float" office:value="1">
            <text:p>1</text:p>
          </table:table-cell>
          <table:table-cell office:value-type="string">
            <text:p>university</text:p>
          </table:table-cell>
          <table:table-cell office:value-type="string">
            <text:p>web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ffff</text:p>
          </table:table-cell>
          <table:table-cell office:value-type="string">
            <text:p>fffff</text:p>
          </table:table-cell>
          <table:table-cell office:value-type="string">
            <text:p>ffff@gmail.com</text:p>
          </table:table-cell>
          <table:table-cell office:value-type="float" office:value="1234567899">
            <text:p>1234567899</text:p>
          </table:table-cell>
          <table:table-cell office:value-type="string">
            <text:p>ccccc</text:p>
          </table:table-cell>
          <table:table-cell office:value-type="string">
            <text:p>wwwww</text:p>
          </table:table-cell>
          <table:table-cell office:value-type="float" office:value="2">
            <text:p>2</text:p>
          </table:table-cell>
          <table:table-cell office:value-type="string">
            <text:p>facebook</text:p>
          </table:table-cell>
          <table:table-cell office:value-type="string">
            <text:p>media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mahmoud</text:p>
          </table:table-cell>
          <table:table-cell office:value-type="string">
            <text:p>fahmy</text:p>
          </table:table-cell>
          <table:table-cell office:value-type="string">
            <text:p>fahy50@yahoo.com</text:p>
          </table:table-cell>
          <table:table-cell office:value-type="float" office:value="1270644863">
            <text:p>1270644863</text:p>
          </table:table-cell>
          <table:table-cell office:value-type="string">
            <text:p>computer science</text:p>
          </table:table-cell>
          <table:table-cell office:value-type="string">
            <text:p>it</text:p>
          </table:table-cell>
          <table:table-cell office:value-type="float" office:value="3">
            <text:p>3</text:p>
          </table:table-cell>
          <table:table-cell office:value-type="string">
            <text:p>friends</text:p>
          </table:table-cell>
          <table:table-cell office:value-type="string">
            <text:p>social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mahmoud samir</text:p>
          </table:table-cell>
          <table:table-cell office:value-type="string">
            <text:p>fahmy</text:p>
          </table:table-cell>
          <table:table-cell office:value-type="string">
            <text:p>fahmyt777@yahoo.com</text:p>
          </table:table-cell>
          <table:table-cell office:value-type="float" office:value="1270644863">
            <text:p>1270644863</text:p>
          </table:table-cell>
          <table:table-cell office:value-type="string">
            <text:p>dsfdsf</text:p>
          </table:table-cell>
          <table:table-cell office:value-type="string">
            <text:p>dsfdsfds</text:p>
          </table:table-cell>
          <table:table-cell office:value-type="float" office:value="1">
            <text:p>1</text:p>
          </table:table-cell>
          <table:table-cell office:value-type="string">
            <text:p>friends</text:p>
          </table:table-cell>
          <table:table-cell office:value-type="string">
            <text:p>media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hhhhhh</text:p>
          </table:table-cell>
          <table:table-cell office:value-type="string">
            <text:p>hhhhhhhhhh</text:p>
          </table:table-cell>
          <table:table-cell office:value-type="string">
            <text:p>mahmoud3@gmail.cpm</text:p>
          </table:table-cell>
          <table:table-cell office:value-type="float" office:value="1270644863">
            <text:p>1270644863</text:p>
          </table:table-cell>
          <table:table-cell office:value-type="string">
            <text:p>dsfdsfdsf</text:p>
          </table:table-cell>
          <table:table-cell office:value-type="string">
            <text:p>dsfdsfdsfsd</text:p>
          </table:table-cell>
          <table:table-cell office:value-type="float" office:value="1">
            <text:p>1</text:p>
          </table:table-cell>
          <table:table-cell office:value-type="string">
            <text:p>friends</text:p>
          </table:table-cell>
          <table:table-cell office:value-type="string">
            <text:p>android</text:p>
          </table:table-cell>
        </table:table-row>
      </table:table>
      <text:h text:outline-level="2" text:style-name="Heading_2" text:is-list-header="true">Table structure for table web</text:h>
      <table:table table:name="web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user (user_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1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2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3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4</text:p>
          </table:table-cell>
          <table:table-cell office:value-type="string">
            <text:p>varchar(1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web</text:h>
      <table:table table:name="web_structure">
        <table:table-column table:number-columns-repeated="5"/>
        <table:table-row>
          <table:table-cell office:value-type="string">
            <text:p>user_id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fdsfdsfds</text:p>
          </table:table-cell>
          <table:table-cell office:value-type="string">
            <text:p>fdsfdsfds</text:p>
          </table:table-cell>
          <table:table-cell office:value-type="string">
            <text:p>fsdfdsfds</text:p>
          </table:table-cell>
          <table:table-cell office:value-type="string">
            <text:p>fsdfdsfsd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i love it </text:p>
          </table:table-cell>
          <table:table-cell office:value-type="string">
            <text:p>hyper text mark up langauge</text:p>
          </table:table-cell>
          <table:table-cell office:value-type="string">
            <text:p>no</text:p>
          </table:table-cell>
          <table:table-cell office:value-type="string">
            <text:p>both are select * from name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4</meta:generator>
    <meta:initial-creator>phpMyAdmin 4.8.4</meta:initial-creator>
    <meta:creation-date>2019-04-23T09:04:18</meta:creation-date>
  </office:meta>
</office:document-meta>
</file>